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Light" svg:font-family="'Ubuntu Light'" style:font-pitch="variable"/>
  </office:font-face-decls>
  <office:automatic-styles>
    <style:style style:name="P1" style:family="paragraph" style:parent-style-name="Subtitle">
      <style:paragraph-properties fo:text-align="start" style:justify-single-word="false"/>
      <style:text-properties fo:language="el" fo:country="GR" officeooo:rsid="0011e690" officeooo:paragraph-rsid="00156735"/>
    </style:style>
    <style:style style:name="P2" style:family="paragraph" style:parent-style-name="Text_20_body">
      <style:paragraph-properties fo:text-align="start" style:justify-single-word="false"/>
      <style:text-properties fo:language="el" fo:country="GR" officeooo:rsid="001d4655" officeooo:paragraph-rsid="001d4655"/>
    </style:style>
    <style:style style:name="P3" style:family="paragraph" style:parent-style-name="Text_20_body">
      <style:paragraph-properties fo:text-align="start" style:justify-single-word="false"/>
      <style:text-properties fo:language="el" fo:country="GR" officeooo:rsid="001df9b9" officeooo:paragraph-rsid="001df9b9"/>
    </style:style>
    <style:style style:name="P4" style:family="paragraph" style:parent-style-name="Text_20_body">
      <style:paragraph-properties fo:text-align="start" style:justify-single-word="false"/>
      <style:text-properties fo:language="el" fo:country="GR" fo:font-weight="normal" officeooo:rsid="0019721b" officeooo:paragraph-rsid="0019721b" style:font-weight-asian="normal" style:font-weight-complex="normal"/>
    </style:style>
    <style:style style:name="P5" style:family="paragraph" style:parent-style-name="Text_20_body">
      <style:paragraph-properties fo:text-align="start" style:justify-single-word="false"/>
      <style:text-properties fo:language="el" fo:country="GR" fo:font-weight="normal" officeooo:rsid="0019721b" officeooo:paragraph-rsid="001d4655" style:font-weight-asian="normal" style:font-weight-complex="normal"/>
    </style:style>
    <style:style style:name="P6" style:family="paragraph" style:parent-style-name="Text_20_body">
      <style:paragraph-properties fo:text-align="start" style:justify-single-word="false"/>
      <style:text-properties fo:language="el" fo:country="GR" fo:font-weight="normal" officeooo:rsid="001a9fda" officeooo:paragraph-rsid="001a9fda" style:font-weight-asian="normal" style:font-weight-complex="normal"/>
    </style:style>
    <style:style style:name="P7" style:family="paragraph" style:parent-style-name="Text_20_body">
      <style:text-properties fo:language="el" fo:country="GR" fo:font-weight="normal" officeooo:rsid="001a9fda" officeooo:paragraph-rsid="001a9fda" style:font-weight-asian="normal" style:font-weight-complex="normal"/>
    </style:style>
    <style:style style:name="P8" style:family="paragraph" style:parent-style-name="Text_20_body">
      <style:paragraph-properties fo:text-align="start" style:justify-single-word="false"/>
      <style:text-properties fo:language="el" fo:country="GR" fo:font-weight="normal" officeooo:rsid="001d4655" officeooo:paragraph-rsid="001d4655" style:font-weight-asian="normal" style:font-weight-complex="normal"/>
    </style:style>
    <style:style style:name="P9" style:family="paragraph" style:parent-style-name="Text_20_body">
      <style:paragraph-properties fo:text-align="start" style:justify-single-word="false"/>
      <style:text-properties fo:language="el" fo:country="GR" fo:font-weight="normal" officeooo:rsid="001d4655" officeooo:paragraph-rsid="0032d792" style:font-weight-asian="normal" style:font-weight-complex="normal"/>
    </style:style>
    <style:style style:name="P10" style:family="paragraph" style:parent-style-name="Text_20_body">
      <style:paragraph-properties fo:text-align="start" style:justify-single-word="false"/>
      <style:text-properties fo:language="el" fo:country="GR" fo:font-weight="normal" officeooo:rsid="00225e7d" officeooo:paragraph-rsid="00225e7d" style:font-weight-asian="normal" style:font-weight-complex="normal"/>
    </style:style>
    <style:style style:name="P11" style:family="paragraph" style:parent-style-name="Text_20_body">
      <style:text-properties fo:language="el" fo:country="GR" fo:font-weight="normal" officeooo:rsid="00225e7d" officeooo:paragraph-rsid="00225e7d" style:font-weight-asian="normal" style:font-weight-complex="normal"/>
    </style:style>
    <style:style style:name="P12" style:family="paragraph" style:parent-style-name="Text_20_body">
      <style:text-properties officeooo:rsid="00156735" officeooo:paragraph-rsid="0019721b"/>
    </style:style>
    <style:style style:name="P13" style:family="paragraph" style:parent-style-name="Text_20_body">
      <style:paragraph-properties fo:text-align="start" style:justify-single-word="false"/>
      <style:text-properties officeooo:rsid="00156735" officeooo:paragraph-rsid="0019721b"/>
    </style:style>
    <style:style style:name="P14" style:family="paragraph" style:parent-style-name="Text_20_body">
      <style:paragraph-properties fo:text-align="start" style:justify-single-word="false"/>
      <style:text-properties officeooo:rsid="00156735" officeooo:paragraph-rsid="001a9fda"/>
    </style:style>
    <style:style style:name="P15" style:family="paragraph" style:parent-style-name="Text_20_body">
      <style:text-properties officeooo:rsid="00156735" officeooo:paragraph-rsid="001a9fda"/>
    </style:style>
    <style:style style:name="P16" style:family="paragraph" style:parent-style-name="Text_20_body">
      <style:text-properties officeooo:rsid="00156735" officeooo:paragraph-rsid="001d4655"/>
    </style:style>
    <style:style style:name="P17" style:family="paragraph" style:parent-style-name="Text_20_body">
      <style:text-properties officeooo:rsid="00156735" officeooo:paragraph-rsid="001df9b9"/>
    </style:style>
    <style:style style:name="P18" style:family="paragraph" style:parent-style-name="Text_20_body">
      <style:text-properties officeooo:rsid="00156735" officeooo:paragraph-rsid="00225e7d"/>
    </style:style>
    <style:style style:name="P19" style:family="paragraph" style:parent-style-name="Text_20_body">
      <style:text-properties officeooo:rsid="00156735" officeooo:paragraph-rsid="002ae846"/>
    </style:style>
    <style:style style:name="P20" style:family="paragraph" style:parent-style-name="Text_20_body">
      <style:text-properties officeooo:rsid="00156735" officeooo:paragraph-rsid="002fe591"/>
    </style:style>
    <style:style style:name="P21" style:family="paragraph" style:parent-style-name="Text_20_body">
      <style:text-properties officeooo:rsid="00156735" officeooo:paragraph-rsid="002fe800"/>
    </style:style>
    <style:style style:name="P22" style:family="paragraph" style:parent-style-name="Text_20_body">
      <style:text-properties officeooo:rsid="00156735" officeooo:paragraph-rsid="003b8945"/>
    </style:style>
    <style:style style:name="P23" style:family="paragraph" style:parent-style-name="Title">
      <style:text-properties style:font-name="Ubuntu Light" officeooo:rsid="00113a3c" officeooo:paragraph-rsid="00113a3c"/>
    </style:style>
    <style:style style:name="P24" style:family="paragraph" style:parent-style-name="Subtitle">
      <style:paragraph-properties fo:text-align="start" style:justify-single-word="false"/>
      <style:text-properties style:font-name="Liberation Sans" fo:font-size="18pt" fo:language="el" fo:country="GR" fo:font-weight="normal" officeooo:rsid="00156735" officeooo:paragraph-rsid="00156735" style:font-name-asian="Noto Sans CJK SC" style:font-size-asian="18pt" style:font-weight-asian="normal" style:font-name-complex="Lohit Devanagari1" style:font-size-complex="18pt" style:font-weight-complex="normal"/>
    </style:style>
    <style:style style:name="P25" style:family="paragraph" style:parent-style-name="Text_20_body">
      <style:text-properties officeooo:rsid="002fe800" officeooo:paragraph-rsid="002fe800"/>
    </style:style>
    <style:style style:name="P26" style:family="paragraph" style:parent-style-name="Text_20_body">
      <style:text-properties officeooo:rsid="003b8945" officeooo:paragraph-rsid="003b8945"/>
    </style:style>
    <style:style style:name="P27" style:family="paragraph" style:parent-style-name="Heading_20_2">
      <style:paragraph-properties fo:text-align="start" style:justify-single-word="false"/>
      <style:text-properties fo:language="el" fo:country="GR" fo:font-weight="bold" officeooo:rsid="00131983" officeooo:paragraph-rsid="002449a3" style:font-weight-asian="bold" style:font-weight-complex="bold"/>
    </style:style>
    <style:style style:name="P28" style:family="paragraph" style:parent-style-name="Heading_20_2">
      <style:paragraph-properties fo:text-align="start" style:justify-single-word="false"/>
      <style:text-properties fo:language="el" fo:country="GR" fo:font-weight="bold" officeooo:rsid="00131983" officeooo:paragraph-rsid="00176c56" style:font-weight-asian="bold" style:font-weight-complex="bold"/>
    </style:style>
    <style:style style:name="P29" style:family="paragraph" style:parent-style-name="Heading_20_2">
      <style:text-properties fo:language="el" fo:country="GR" fo:font-weight="bold" officeooo:rsid="00131983" officeooo:paragraph-rsid="002ae846" style:font-weight-asian="bold" style:font-weight-complex="bold"/>
    </style:style>
    <style:style style:name="P30" style:family="paragraph" style:parent-style-name="Heading_20_2">
      <style:text-properties fo:language="el" fo:country="GR" fo:font-weight="bold" officeooo:rsid="00131983" officeooo:paragraph-rsid="003b8945" style:font-weight-asian="bold" style:font-weight-complex="bold"/>
    </style:style>
    <style:style style:name="P31" style:family="paragraph" style:parent-style-name="Heading_20_2">
      <style:text-properties fo:language="el" fo:country="GR" fo:font-weight="bold" officeooo:rsid="00131983" officeooo:paragraph-rsid="002fe591" style:font-weight-asian="bold" style:font-weight-complex="bold"/>
    </style:style>
    <style:style style:name="P32" style:family="paragraph" style:parent-style-name="Heading_20_2">
      <style:text-properties fo:language="el" fo:country="GR" fo:font-weight="bold" officeooo:rsid="00131983" officeooo:paragraph-rsid="002fe800" style:font-weight-asian="bold" style:font-weight-complex="bold"/>
    </style:style>
    <style:style style:name="P33" style:family="paragraph" style:parent-style-name="Heading_20_2">
      <style:text-properties fo:language="el" fo:country="GR" fo:font-weight="bold" officeooo:rsid="00131983" officeooo:paragraph-rsid="003189ae" style:font-weight-asian="bold" style:font-weight-complex="bold"/>
    </style:style>
    <style:style style:name="P34" style:family="paragraph" style:parent-style-name="Heading_20_2">
      <style:text-properties fo:language="el" fo:country="GR" fo:font-weight="bold" officeooo:rsid="00131983" officeooo:paragraph-rsid="0019721b" style:font-weight-asian="bold" style:font-weight-complex="bold"/>
    </style:style>
    <style:style style:name="P35" style:family="paragraph" style:parent-style-name="Heading_20_2">
      <style:text-properties fo:language="el" fo:country="GR" fo:font-weight="bold" officeooo:rsid="00131983" officeooo:paragraph-rsid="001a9fda" style:font-weight-asian="bold" style:font-weight-complex="bold"/>
    </style:style>
    <style:style style:name="P36" style:family="paragraph" style:parent-style-name="Heading_20_2">
      <style:text-properties fo:language="el" fo:country="GR" fo:font-weight="bold" officeooo:rsid="00131983" officeooo:paragraph-rsid="001bff0e" style:font-weight-asian="bold" style:font-weight-complex="bold"/>
    </style:style>
    <style:style style:name="P37" style:family="paragraph" style:parent-style-name="Heading_20_2">
      <style:text-properties fo:language="el" fo:country="GR" fo:font-weight="bold" officeooo:rsid="00131983" officeooo:paragraph-rsid="001d4655" style:font-weight-asian="bold" style:font-weight-complex="bold"/>
    </style:style>
    <style:style style:name="P38" style:family="paragraph" style:parent-style-name="Heading_20_2">
      <style:text-properties fo:language="el" fo:country="GR" fo:font-weight="bold" officeooo:rsid="00131983" officeooo:paragraph-rsid="001df9b9" style:font-weight-asian="bold" style:font-weight-complex="bold"/>
    </style:style>
    <style:style style:name="P39" style:family="paragraph" style:parent-style-name="Heading_20_2">
      <style:text-properties fo:language="el" fo:country="GR" fo:font-weight="bold" officeooo:rsid="00131983" officeooo:paragraph-rsid="00225e7d" style:font-weight-asian="bold" style:font-weight-complex="bold"/>
    </style:style>
    <style:style style:name="P40" style:family="paragraph" style:parent-style-name="Heading_20_2">
      <style:text-properties fo:language="el" fo:country="GR" fo:font-weight="bold" officeooo:rsid="00131983" officeooo:paragraph-rsid="00460e4f" style:font-weight-asian="bold" style:font-weight-complex="bold"/>
    </style:style>
    <style:style style:name="P41" style:family="paragraph" style:parent-style-name="Heading_20_2">
      <style:text-properties fo:language="el" fo:country="GR" fo:font-weight="bold" officeooo:rsid="00131983" officeooo:paragraph-rsid="00480e0d" style:font-weight-asian="bold" style:font-weight-complex="bold"/>
    </style:style>
    <style:style style:name="P42" style:family="paragraph" style:parent-style-name="Heading_20_2">
      <style:text-properties officeooo:paragraph-rsid="001ed407"/>
    </style:style>
    <style:style style:name="P43" style:family="paragraph" style:parent-style-name="Heading_20_2">
      <style:text-properties officeooo:paragraph-rsid="00460e4f"/>
    </style:style>
    <style:style style:name="P44" style:family="paragraph" style:parent-style-name="Subtitle">
      <style:paragraph-properties fo:text-align="start" style:justify-single-word="false"/>
      <style:text-properties fo:language="el" fo:country="GR" officeooo:rsid="0011e690" officeooo:paragraph-rsid="0011e690"/>
    </style:style>
    <style:style style:name="P45" style:family="paragraph" style:parent-style-name="Subtitle">
      <style:paragraph-properties fo:text-align="start" style:justify-single-word="false"/>
      <style:text-properties fo:language="el" fo:country="GR" officeooo:rsid="0011e690" officeooo:paragraph-rsid="00156735"/>
    </style:style>
    <style:style style:name="P46" style:family="paragraph" style:parent-style-name="Subtitle">
      <style:paragraph-properties fo:text-align="start" style:justify-single-word="false"/>
      <style:text-properties fo:language="el" fo:country="GR" officeooo:rsid="0011e690" officeooo:paragraph-rsid="001622bc"/>
    </style:style>
    <style:style style:name="P47" style:family="paragraph" style:parent-style-name="Text_20_body" style:list-style-name="L1">
      <style:text-properties fo:language="el" fo:country="GR" fo:font-weight="bold" officeooo:rsid="003408d7" officeooo:paragraph-rsid="003408d7" style:font-weight-asian="bold" style:font-weight-complex="bold"/>
    </style:style>
    <style:style style:name="P48" style:family="paragraph" style:parent-style-name="Text_20_body" style:list-style-name="L1">
      <style:text-properties fo:language="el" fo:country="GR" fo:font-weight="bold" officeooo:rsid="0035e52b" officeooo:paragraph-rsid="0035e52b" style:font-weight-asian="bold" style:font-weight-complex="bold"/>
    </style:style>
    <style:style style:name="P49" style:family="paragraph" style:parent-style-name="Text_20_body" style:list-style-name="L2">
      <style:paragraph-properties fo:text-align="start" style:justify-single-word="false"/>
      <style:text-properties fo:language="el" fo:country="GR" fo:font-weight="bold" officeooo:rsid="0035e52b" officeooo:paragraph-rsid="004ab9d6" style:font-weight-asian="bold" style:font-weight-complex="bold"/>
    </style:style>
    <style:style style:name="P50" style:family="paragraph" style:parent-style-name="Text_20_body" style:list-style-name="L2">
      <style:paragraph-properties fo:text-align="start" style:justify-single-word="false"/>
      <style:text-properties fo:language="el" fo:country="GR" fo:font-weight="normal" officeooo:rsid="003a3b9a" officeooo:paragraph-rsid="003a3b9a" style:font-weight-asian="normal" style:font-weight-complex="normal"/>
    </style:style>
    <style:style style:name="P51" style:family="paragraph" style:parent-style-name="Text_20_body" style:list-style-name="L4">
      <style:text-properties fo:language="el" fo:country="GR" fo:font-weight="normal" officeooo:rsid="001d4655" officeooo:paragraph-rsid="001d4655" style:font-weight-asian="normal" style:font-weight-complex="normal"/>
    </style:style>
    <style:style style:name="P52" style:family="paragraph" style:parent-style-name="Text_20_body">
      <style:text-properties fo:language="el" fo:country="GR" fo:font-weight="normal" officeooo:rsid="00445b11" officeooo:paragraph-rsid="00460e4f" style:font-weight-asian="normal" style:font-weight-complex="normal"/>
    </style:style>
    <style:style style:name="P53" style:family="paragraph" style:parent-style-name="Text_20_body">
      <style:text-properties fo:language="el" fo:country="GR" fo:font-weight="normal" officeooo:rsid="00225e7d" officeooo:paragraph-rsid="00460e4f" style:font-weight-asian="normal" style:font-weight-complex="normal"/>
    </style:style>
    <style:style style:name="P54" style:family="paragraph" style:parent-style-name="Text_20_body">
      <style:paragraph-properties fo:text-align="start" style:justify-single-word="false"/>
      <style:text-properties fo:language="el" fo:country="GR" fo:font-weight="normal" officeooo:rsid="00225e7d" officeooo:paragraph-rsid="00480e0d" style:font-weight-asian="normal" style:font-weight-complex="normal"/>
    </style:style>
    <style:style style:name="P55" style:family="paragraph" style:parent-style-name="Text_20_body">
      <style:text-properties fo:language="el" fo:country="GR" fo:font-weight="normal" officeooo:rsid="00225e7d" officeooo:paragraph-rsid="00480e0d" style:font-weight-asian="normal" style:font-weight-complex="normal"/>
    </style:style>
    <style:style style:name="P56" style:family="paragraph" style:parent-style-name="Text_20_body">
      <style:text-properties fo:language="el" fo:country="GR" fo:font-weight="normal" officeooo:rsid="00480e0d" officeooo:paragraph-rsid="00480e0d" style:font-weight-asian="normal" style:font-weight-complex="normal"/>
    </style:style>
    <style:style style:name="P57" style:family="paragraph" style:parent-style-name="Text_20_body" style:list-style-name="L2">
      <style:paragraph-properties fo:text-align="start" style:justify-single-word="false"/>
      <style:text-properties fo:font-weight="normal" officeooo:rsid="00176c56" officeooo:paragraph-rsid="002fe591" style:font-weight-asian="normal" style:font-weight-complex="normal"/>
    </style:style>
    <style:style style:name="P58" style:family="paragraph" style:parent-style-name="Text_20_body" style:list-style-name="L2">
      <style:paragraph-properties fo:text-align="start" style:justify-single-word="false"/>
      <style:text-properties fo:font-weight="normal" officeooo:rsid="00176c56" officeooo:paragraph-rsid="004ab9d6" style:font-weight-asian="normal" style:font-weight-complex="normal"/>
    </style:style>
    <style:style style:name="P59" style:family="paragraph" style:parent-style-name="Text_20_body" style:list-style-name="L2">
      <style:paragraph-properties fo:text-align="start" style:justify-single-word="false"/>
      <style:text-properties fo:font-weight="normal" officeooo:rsid="002fe591" officeooo:paragraph-rsid="002fe591" style:font-weight-asian="normal" style:font-weight-complex="normal"/>
    </style:style>
    <style:style style:name="P60" style:family="paragraph" style:parent-style-name="Text_20_body" style:list-style-name="L2">
      <style:paragraph-properties fo:text-align="start" style:justify-single-word="false"/>
      <style:text-properties fo:font-weight="normal" officeooo:rsid="0038b4b9" officeooo:paragraph-rsid="0038b4b9" style:font-weight-asian="normal" style:font-weight-complex="normal"/>
    </style:style>
    <style:style style:name="P61" style:family="paragraph" style:parent-style-name="Text_20_body" style:list-style-name="L3">
      <style:paragraph-properties fo:text-align="start" style:justify-single-word="false"/>
      <style:text-properties officeooo:paragraph-rsid="003173a0"/>
    </style:style>
    <style:style style:name="P62" style:family="paragraph" style:parent-style-name="Text_20_body" style:list-style-name="L4">
      <style:text-properties officeooo:paragraph-rsid="001bff0e"/>
    </style:style>
    <style:style style:name="P63" style:family="paragraph" style:parent-style-name="Text_20_body" style:list-style-name="L4">
      <style:text-properties officeooo:rsid="001bff0e" officeooo:paragraph-rsid="001bff0e"/>
    </style:style>
    <style:style style:name="P64" style:family="paragraph" style:parent-style-name="Text_20_body" style:list-style-name="L5">
      <style:text-properties officeooo:rsid="001ed407" officeooo:paragraph-rsid="001ed407"/>
    </style:style>
    <style:style style:name="P65" style:family="paragraph" style:parent-style-name="Text_20_body" style:list-style-name="L5">
      <style:text-properties officeooo:rsid="001ed407" officeooo:paragraph-rsid="00213cd2"/>
    </style:style>
    <style:style style:name="P66" style:family="paragraph" style:parent-style-name="Text_20_body" style:list-style-name="L5">
      <style:text-properties style:font-name="Liberation Sans" fo:font-size="11pt" fo:language="el" fo:country="GR" fo:font-weight="normal" officeooo:rsid="0032d792" officeooo:paragraph-rsid="0032d792" style:font-name-asian="Noto Sans CJK SC" style:font-size-asian="11pt" style:font-weight-asian="normal" style:font-name-complex="Lohit Devanagari1" style:font-size-complex="11pt" style:font-weight-complex="normal"/>
    </style:style>
    <style:style style:name="P67" style:family="paragraph" style:parent-style-name="Text_20_body" style:list-style-name="L5">
      <style:text-properties style:font-name="Liberation Sans" fo:font-size="11pt" fo:language="el" fo:country="GR" fo:font-weight="normal" officeooo:rsid="001ed407" officeooo:paragraph-rsid="001ed407" style:font-name-asian="Noto Sans CJK SC" style:font-size-asian="11pt" style:font-weight-asian="normal" style:font-name-complex="Lohit Devanagari1" style:font-size-complex="11pt" style:font-weight-complex="normal"/>
    </style:style>
    <style:style style:name="P68" style:family="paragraph" style:parent-style-name="Text_20_body">
      <style:text-properties officeooo:rsid="00156735" officeooo:paragraph-rsid="00460e4f"/>
    </style:style>
    <style:style style:name="P69" style:family="paragraph" style:parent-style-name="Text_20_body">
      <style:text-properties officeooo:rsid="00156735" officeooo:paragraph-rsid="00480e0d"/>
    </style:style>
    <style:style style:name="P70" style:family="paragraph" style:parent-style-name="Text_20_body" style:list-style-name="L7">
      <style:text-properties officeooo:rsid="00460e4f" officeooo:paragraph-rsid="00460e4f"/>
    </style:style>
    <style:style style:name="P71" style:family="paragraph" style:parent-style-name="Text_20_body" style:list-style-name="L7">
      <style:text-properties officeooo:paragraph-rsid="00460e4f"/>
    </style:style>
    <style:style style:name="P72" style:family="paragraph" style:parent-style-name="Text_20_body">
      <style:text-properties officeooo:rsid="00497aa9" officeooo:paragraph-rsid="00497aa9"/>
    </style:style>
    <style:style style:name="T1" style:family="text">
      <style:text-properties fo:language="el" fo:country="GR"/>
    </style:style>
    <style:style style:name="T2" style:family="text">
      <style:text-properties fo:language="el" fo:country="GR" fo:font-weight="bold" style:font-weight-asian="bold" style:font-weight-complex="bold"/>
    </style:style>
    <style:style style:name="T3" style:family="text">
      <style:text-properties fo:language="el" fo:country="GR" fo:font-weight="bold" officeooo:rsid="00131983" style:font-weight-asian="bold" style:font-weight-complex="bold"/>
    </style:style>
    <style:style style:name="T4" style:family="text">
      <style:text-properties fo:language="el" fo:country="GR" fo:font-weight="bold" officeooo:rsid="001a9fda" style:font-weight-asian="bold" style:font-weight-complex="bold"/>
    </style:style>
    <style:style style:name="T5" style:family="text">
      <style:text-properties fo:language="el" fo:country="GR" fo:font-weight="bold" officeooo:rsid="001bff0e" style:font-weight-asian="bold" style:font-weight-complex="bold"/>
    </style:style>
    <style:style style:name="T6" style:family="text">
      <style:text-properties fo:language="el" fo:country="GR" fo:font-weight="bold" officeooo:rsid="001df9b9" style:font-weight-asian="bold" style:font-weight-complex="bold"/>
    </style:style>
    <style:style style:name="T7" style:family="text">
      <style:text-properties fo:language="el" fo:country="GR" fo:font-weight="bold" officeooo:rsid="001ff44c" style:font-weight-asian="bold" style:font-weight-complex="bold"/>
    </style:style>
    <style:style style:name="T8" style:family="text">
      <style:text-properties fo:language="el" fo:country="GR" fo:font-weight="bold" officeooo:rsid="002fe800" style:font-weight-asian="bold" style:font-weight-complex="bold"/>
    </style:style>
    <style:style style:name="T9" style:family="text">
      <style:text-properties fo:language="el" fo:country="GR" fo:font-weight="bold" officeooo:rsid="003173a0" style:font-weight-asian="bold" style:font-weight-complex="bold"/>
    </style:style>
    <style:style style:name="T10" style:family="text">
      <style:text-properties fo:language="el" fo:country="GR" fo:font-weight="bold" officeooo:rsid="0035e52b" style:font-weight-asian="bold" style:font-weight-complex="bold"/>
    </style:style>
    <style:style style:name="T11" style:family="text">
      <style:text-properties fo:language="el" fo:country="GR" fo:font-weight="bold" officeooo:rsid="003a3b9a" style:font-weight-asian="bold" style:font-weight-complex="bold"/>
    </style:style>
    <style:style style:name="T12" style:family="text">
      <style:text-properties fo:language="el" fo:country="GR" fo:font-weight="bold" officeooo:rsid="003b8945" style:font-weight-asian="bold" style:font-weight-complex="bold"/>
    </style:style>
    <style:style style:name="T13" style:family="text">
      <style:text-properties fo:language="el" fo:country="GR" fo:font-weight="bold" officeooo:rsid="0043e1f8" style:font-weight-asian="bold" style:font-weight-complex="bold"/>
    </style:style>
    <style:style style:name="T14" style:family="text">
      <style:text-properties fo:language="el" fo:country="GR" fo:font-weight="bold" officeooo:rsid="00445b11" style:font-weight-asian="bold" style:font-weight-complex="bold"/>
    </style:style>
    <style:style style:name="T15" style:family="text">
      <style:text-properties fo:language="el" fo:country="GR" fo:font-weight="bold" officeooo:rsid="00460e4f" style:font-weight-asian="bold" style:font-weight-complex="bold"/>
    </style:style>
    <style:style style:name="T16" style:family="text">
      <style:text-properties fo:language="el" fo:country="GR" fo:font-weight="bold" officeooo:rsid="00480e0d" style:font-weight-asian="bold" style:font-weight-complex="bold"/>
    </style:style>
    <style:style style:name="T17" style:family="text">
      <style:text-properties fo:language="el" fo:country="GR" fo:font-weight="bold" officeooo:rsid="003408d7" style:font-weight-asian="bold" style:font-weight-complex="bold"/>
    </style:style>
    <style:style style:name="T18" style:family="text">
      <style:text-properties fo:language="el" fo:country="GR" fo:font-weight="bold" officeooo:rsid="0035acf5" style:font-weight-asian="bold" style:font-weight-complex="bold"/>
    </style:style>
    <style:style style:name="T19" style:family="text">
      <style:text-properties fo:language="el" fo:country="GR" fo:font-weight="bold" officeooo:rsid="003beda1" style:font-weight-asian="bold" style:font-weight-complex="bold"/>
    </style:style>
    <style:style style:name="T20" style:family="text">
      <style:text-properties fo:language="el" fo:country="GR" fo:font-weight="normal" style:font-weight-asian="normal" style:font-weight-complex="normal"/>
    </style:style>
    <style:style style:name="T21" style:family="text">
      <style:text-properties fo:language="el" fo:country="GR" fo:font-weight="normal" officeooo:rsid="00156735" style:font-weight-asian="normal" style:font-weight-complex="normal"/>
    </style:style>
    <style:style style:name="T22" style:family="text">
      <style:text-properties fo:language="el" fo:country="GR" fo:font-weight="normal" officeooo:rsid="0019721b" style:font-weight-asian="normal" style:font-weight-complex="normal"/>
    </style:style>
    <style:style style:name="T23" style:family="text">
      <style:text-properties fo:language="el" fo:country="GR" fo:font-weight="normal" officeooo:rsid="00131983" style:font-weight-asian="normal" style:font-weight-complex="normal"/>
    </style:style>
    <style:style style:name="T24" style:family="text">
      <style:text-properties fo:language="el" fo:country="GR" fo:font-weight="normal" officeooo:rsid="001a9fda" style:font-weight-asian="normal" style:font-weight-complex="normal"/>
    </style:style>
    <style:style style:name="T25" style:family="text">
      <style:text-properties fo:language="el" fo:country="GR" fo:font-weight="normal" officeooo:rsid="001bff0e" style:font-weight-asian="normal" style:font-weight-complex="normal"/>
    </style:style>
    <style:style style:name="T26" style:family="text">
      <style:text-properties fo:language="el" fo:country="GR" fo:font-weight="normal" officeooo:rsid="001d4655" style:font-weight-asian="normal" style:font-weight-complex="normal"/>
    </style:style>
    <style:style style:name="T27" style:family="text">
      <style:text-properties fo:language="el" fo:country="GR" fo:font-weight="normal" officeooo:rsid="001df9b9" style:font-weight-asian="normal" style:font-weight-complex="normal"/>
    </style:style>
    <style:style style:name="T28" style:family="text">
      <style:text-properties fo:language="el" fo:country="GR" fo:font-weight="normal" officeooo:rsid="001ff44c" style:font-weight-asian="normal" style:font-weight-complex="normal"/>
    </style:style>
    <style:style style:name="T29" style:family="text">
      <style:text-properties fo:language="el" fo:country="GR" fo:font-weight="normal" officeooo:rsid="00225e7d" style:font-weight-asian="normal" style:font-weight-complex="normal"/>
    </style:style>
    <style:style style:name="T30" style:family="text">
      <style:text-properties fo:language="el" fo:country="GR" fo:font-weight="normal" officeooo:rsid="002fe591" style:font-weight-asian="normal" style:font-weight-complex="normal"/>
    </style:style>
    <style:style style:name="T31" style:family="text">
      <style:text-properties fo:language="el" fo:country="GR" fo:font-weight="normal" officeooo:rsid="002fe800" style:font-weight-asian="normal" style:font-weight-complex="normal"/>
    </style:style>
    <style:style style:name="T32" style:family="text">
      <style:text-properties fo:language="el" fo:country="GR" fo:font-weight="normal" officeooo:rsid="003173a0" style:font-weight-asian="normal" style:font-weight-complex="normal"/>
    </style:style>
    <style:style style:name="T33" style:family="text">
      <style:text-properties fo:language="el" fo:country="GR" fo:font-weight="normal" officeooo:rsid="00176c56" style:font-weight-asian="normal" style:font-weight-complex="normal"/>
    </style:style>
    <style:style style:name="T34" style:family="text">
      <style:text-properties fo:language="el" fo:country="GR" fo:font-weight="normal" officeooo:rsid="001883f5" style:font-weight-asian="normal" style:font-weight-complex="normal"/>
    </style:style>
    <style:style style:name="T35" style:family="text">
      <style:text-properties fo:language="el" fo:country="GR" fo:font-weight="normal" officeooo:rsid="0032d792" style:font-weight-asian="normal" style:font-weight-complex="normal"/>
    </style:style>
    <style:style style:name="T36" style:family="text">
      <style:text-properties fo:language="el" fo:country="GR" fo:font-weight="normal" officeooo:rsid="0038b4b9" style:font-weight-asian="normal" style:font-weight-complex="normal"/>
    </style:style>
    <style:style style:name="T37" style:family="text">
      <style:text-properties fo:language="el" fo:country="GR" fo:font-weight="normal" officeooo:rsid="003a3b9a" style:font-weight-asian="normal" style:font-weight-complex="normal"/>
    </style:style>
    <style:style style:name="T38" style:family="text">
      <style:text-properties fo:language="el" fo:country="GR" fo:font-weight="normal" officeooo:rsid="003b8945" style:font-weight-asian="normal" style:font-weight-complex="normal"/>
    </style:style>
    <style:style style:name="T39" style:family="text">
      <style:text-properties fo:language="el" fo:country="GR" fo:font-weight="normal" officeooo:rsid="003beda1" style:font-weight-asian="normal" style:font-weight-complex="normal"/>
    </style:style>
    <style:style style:name="T40" style:family="text">
      <style:text-properties fo:language="el" fo:country="GR" fo:font-weight="normal" officeooo:rsid="003c0fcf" style:font-weight-asian="normal" style:font-weight-complex="normal"/>
    </style:style>
    <style:style style:name="T41" style:family="text">
      <style:text-properties fo:language="el" fo:country="GR" fo:font-weight="normal" officeooo:rsid="00445b11" style:font-weight-asian="normal" style:font-weight-complex="normal"/>
    </style:style>
    <style:style style:name="T42" style:family="text">
      <style:text-properties fo:language="el" fo:country="GR" fo:font-weight="normal" officeooo:rsid="00460e4f" style:font-weight-asian="normal" style:font-weight-complex="normal"/>
    </style:style>
    <style:style style:name="T43" style:family="text">
      <style:text-properties fo:language="el" fo:country="GR" officeooo:rsid="00131983"/>
    </style:style>
    <style:style style:name="T44" style:family="text">
      <style:text-properties fo:language="el" fo:country="GR" officeooo:rsid="0019721b"/>
    </style:style>
    <style:style style:name="T45" style:family="text">
      <style:text-properties fo:language="el" fo:country="GR" officeooo:rsid="002ae846"/>
    </style:style>
    <style:style style:name="T46" style:family="text">
      <style:text-properties fo:language="el" fo:country="GR" officeooo:rsid="002fe591"/>
    </style:style>
    <style:style style:name="T47" style:family="text">
      <style:text-properties fo:language="el" fo:country="GR" officeooo:rsid="002fe800"/>
    </style:style>
    <style:style style:name="T48" style:family="text">
      <style:text-properties fo:language="el" fo:country="GR" officeooo:rsid="00376a1a"/>
    </style:style>
    <style:style style:name="T49" style:family="text">
      <style:text-properties fo:language="el" fo:country="GR" officeooo:rsid="0038b4b9"/>
    </style:style>
    <style:style style:name="T50" style:family="text">
      <style:text-properties fo:language="el" fo:country="GR" officeooo:rsid="003a3b9a"/>
    </style:style>
    <style:style style:name="T51" style:family="text">
      <style:text-properties style:font-name="Liberation Sans" fo:font-size="18pt" officeooo:rsid="0014c6a6" style:font-name-asian="Noto Sans CJK SC" style:font-size-asian="18pt" style:font-name-complex="Lohit Devanagari1" style:font-size-complex="18pt"/>
    </style:style>
    <style:style style:name="T52" style:family="text">
      <style:text-properties style:font-name="Liberation Sans" fo:font-size="18pt" fo:font-weight="normal" officeooo:rsid="0014c6a6" style:font-name-asian="Noto Sans CJK SC" style:font-size-asian="18pt" style:font-weight-asian="normal" style:font-name-complex="Lohit Devanagari1" style:font-size-complex="18pt" style:font-weight-complex="normal"/>
    </style:style>
    <style:style style:name="T53" style:family="text">
      <style:text-properties style:font-name="Liberation Sans" fo:font-size="18pt" fo:font-weight="normal" officeooo:rsid="00156735" style:font-name-asian="Noto Sans CJK SC" style:font-size-asian="18pt" style:font-weight-asian="normal" style:font-name-complex="Lohit Devanagari1" style:font-size-complex="18pt" style:font-weight-complex="normal"/>
    </style:style>
    <style:style style:name="T54" style:family="text">
      <style:text-properties style:font-name="Liberation Sans" fo:font-size="18pt" fo:font-weight="normal" officeooo:rsid="001622bc" style:font-name-asian="Noto Sans CJK SC" style:font-size-asian="18pt" style:font-weight-asian="normal" style:font-name-complex="Lohit Devanagari1" style:font-size-complex="18pt" style:font-weight-complex="normal"/>
    </style:style>
    <style:style style:name="T55" style:family="text">
      <style:text-properties style:font-name="Liberation Sans" fo:font-size="18pt" fo:font-weight="normal" officeooo:rsid="002449a3" style:font-name-asian="Noto Sans CJK SC" style:font-size-asian="18pt" style:font-weight-asian="normal" style:font-name-complex="Lohit Devanagari1" style:font-size-complex="18pt" style:font-weight-complex="normal"/>
    </style:style>
    <style:style style:name="T56" style:family="text">
      <style:text-properties style:font-name="Liberation Sans" fo:font-size="18pt" fo:font-weight="normal" officeooo:rsid="004c6669" style:font-name-asian="Noto Sans CJK SC" style:font-size-asian="18pt" style:font-weight-asian="normal" style:font-name-complex="Lohit Devanagari1" style:font-size-complex="18pt" style:font-weight-complex="normal"/>
    </style:style>
    <style:style style:name="T57" style:family="text">
      <style:text-properties style:font-name="Liberation Sans" fo:font-size="11pt" fo:language="el" fo:country="GR" fo:font-weight="normal" style:font-name-asian="Noto Sans CJK SC" style:font-size-asian="11pt" style:font-weight-asian="normal" style:font-name-complex="Lohit Devanagari1" style:font-size-complex="11pt" style:font-weight-complex="normal"/>
    </style:style>
    <style:style style:name="T58" style:family="text">
      <style:text-properties style:font-name="Liberation Sans" fo:font-size="11pt" fo:language="el" fo:country="GR" fo:font-weight="normal" officeooo:rsid="00156735" style:font-name-asian="Noto Sans CJK SC" style:font-size-asian="11pt" style:font-weight-asian="normal" style:font-name-complex="Lohit Devanagari1" style:font-size-complex="11pt" style:font-weight-complex="normal"/>
    </style:style>
    <style:style style:name="T59" style:family="text">
      <style:text-properties style:font-name="Liberation Sans" fo:font-size="11pt" fo:language="el" fo:country="GR" fo:font-weight="normal" officeooo:rsid="001d4655" style:font-name-asian="Noto Sans CJK SC" style:font-size-asian="11pt" style:font-weight-asian="normal" style:font-name-complex="Lohit Devanagari1" style:font-size-complex="11pt" style:font-weight-complex="normal"/>
    </style:style>
    <style:style style:name="T60" style:family="text">
      <style:text-properties style:font-name="Liberation Sans" fo:font-size="11pt" fo:language="el" fo:country="GR" fo:font-weight="normal" officeooo:rsid="001ff44c" style:font-name-asian="Noto Sans CJK SC" style:font-size-asian="11pt" style:font-weight-asian="normal" style:font-name-complex="Lohit Devanagari1" style:font-size-complex="11pt" style:font-weight-complex="normal"/>
    </style:style>
    <style:style style:name="T61" style:family="text">
      <style:text-properties style:font-name="Liberation Sans" fo:font-size="11pt" fo:language="el" fo:country="GR" fo:font-weight="normal" officeooo:rsid="00213cd2" style:font-name-asian="Noto Sans CJK SC" style:font-size-asian="11pt" style:font-weight-asian="normal" style:font-name-complex="Lohit Devanagari1" style:font-size-complex="11pt" style:font-weight-complex="normal"/>
    </style:style>
    <style:style style:name="T62" style:family="text">
      <style:text-properties style:font-name="Liberation Sans" fo:font-size="11pt" fo:language="el" fo:country="GR" fo:font-weight="normal" officeooo:rsid="0032d792" style:font-name-asian="Noto Sans CJK SC" style:font-size-asian="11pt" style:font-weight-asian="normal" style:font-name-complex="Lohit Devanagari1" style:font-size-complex="11pt" style:font-weight-complex="normal"/>
    </style:style>
    <style:style style:name="T63" style:family="text">
      <style:text-properties style:font-name="Liberation Sans" fo:font-size="11pt" fo:language="el" fo:country="GR" fo:font-weight="normal" officeooo:rsid="001ed407" style:font-name-asian="Noto Sans CJK SC" style:font-size-asian="11pt" style:font-weight-asian="normal" style:font-name-complex="Lohit Devanagari1" style:font-size-complex="11pt" style:font-weight-complex="normal"/>
    </style:style>
    <style:style style:name="T64" style:family="text">
      <style:text-properties style:font-name="Liberation Sans" fo:font-size="11pt" fo:language="el" fo:country="GR" fo:font-weight="normal" officeooo:rsid="00460e4f" style:font-name-asian="Noto Sans CJK SC" style:font-size-asian="11pt" style:font-weight-asian="normal" style:font-name-complex="Lohit Devanagari1" style:font-size-complex="11pt" style:font-weight-complex="normal"/>
    </style:style>
    <style:style style:name="T65" style:family="text">
      <style:text-properties style:font-name="Liberation Sans" fo:font-size="11pt" fo:language="el" fo:country="GR" fo:font-weight="normal" officeooo:rsid="00480e0d" style:font-name-asian="Noto Sans CJK SC" style:font-size-asian="11pt" style:font-weight-asian="normal" style:font-name-complex="Lohit Devanagari1" style:font-size-complex="11pt" style:font-weight-complex="normal"/>
    </style:style>
    <style:style style:name="T66" style:family="text">
      <style:text-properties style:font-name="Liberation Sans" fo:font-size="11pt" fo:language="el" fo:country="GR" fo:font-weight="normal" officeooo:rsid="001df9b9" style:font-name-asian="Noto Sans CJK SC" style:font-size-asian="11pt" style:font-weight-asian="normal" style:font-name-complex="Lohit Devanagari1" style:font-size-complex="11pt" style:font-weight-complex="normal"/>
    </style:style>
    <style:style style:name="T67" style:family="text">
      <style:text-properties style:font-name="Liberation Sans" fo:font-size="11pt" fo:language="el" fo:country="GR" fo:font-weight="normal" officeooo:rsid="00497aa9" style:font-name-asian="Noto Sans CJK SC" style:font-size-asian="11pt" style:font-weight-asian="normal" style:font-name-complex="Lohit Devanagari1" style:font-size-complex="11pt" style:font-weight-complex="normal"/>
    </style:style>
    <style:style style:name="T68" style:family="text">
      <style:text-properties style:font-name="Liberation Sans" fo:font-size="11pt" style:font-name-asian="Noto Sans CJK SC" style:font-size-asian="11pt" style:font-name-complex="Lohit Devanagari1" style:font-size-complex="11pt"/>
    </style:style>
    <style:style style:name="T69" style:family="text">
      <style:text-properties style:font-name="Liberation Sans" fo:font-size="11pt" officeooo:rsid="00480e0d" style:font-name-asian="Noto Sans CJK SC" style:font-size-asian="11pt" style:font-name-complex="Lohit Devanagari1" style:font-size-complex="11pt"/>
    </style:style>
    <style:style style:name="T70" style:family="text">
      <style:text-properties style:font-name="Liberation Sans" fo:font-size="11pt" officeooo:rsid="001ed407" style:font-name-asian="Noto Sans CJK SC" style:font-size-asian="11pt" style:font-name-complex="Lohit Devanagari1" style:font-size-complex="11pt"/>
    </style:style>
    <style:style style:name="T71" style:family="text">
      <style:text-properties style:font-name="Liberation Sans" fo:font-size="11pt" officeooo:rsid="001df9b9" style:font-name-asian="Noto Sans CJK SC" style:font-size-asian="11pt" style:font-name-complex="Lohit Devanagari1" style:font-size-complex="11pt"/>
    </style:style>
    <style:style style:name="T72" style:family="text">
      <style:text-properties officeooo:rsid="0014c6a6"/>
    </style:style>
    <style:style style:name="T73" style:family="text">
      <style:text-properties fo:font-weight="normal" style:font-weight-asian="normal" style:font-weight-complex="normal"/>
    </style:style>
    <style:style style:name="T74" style:family="text">
      <style:text-properties fo:font-weight="normal" officeooo:rsid="00156735" style:font-weight-asian="normal" style:font-weight-complex="normal"/>
    </style:style>
    <style:style style:name="T75" style:family="text">
      <style:text-properties fo:font-weight="normal" officeooo:rsid="0019721b" style:font-weight-asian="normal" style:font-weight-complex="normal"/>
    </style:style>
    <style:style style:name="T76" style:family="text">
      <style:text-properties fo:font-weight="normal" officeooo:rsid="001df9b9" style:font-weight-asian="normal" style:font-weight-complex="normal"/>
    </style:style>
    <style:style style:name="T77" style:family="text">
      <style:text-properties fo:font-weight="normal" officeooo:rsid="004c6669" style:font-weight-asian="normal" style:font-weight-complex="normal"/>
    </style:style>
    <style:style style:name="T78" style:family="text">
      <style:text-properties officeooo:rsid="0019721b"/>
    </style:style>
    <style:style style:name="T79" style:family="text">
      <style:text-properties officeooo:rsid="001a9fda"/>
    </style:style>
    <style:style style:name="T80" style:family="text">
      <style:text-properties officeooo:rsid="001bff0e"/>
    </style:style>
    <style:style style:name="T81" style:family="text">
      <style:text-properties officeooo:rsid="001df9b9"/>
    </style:style>
    <style:style style:name="T82" style:family="text">
      <style:text-properties officeooo:rsid="002fe800"/>
    </style:style>
    <style:style style:name="T83" style:family="text">
      <style:text-properties officeooo:rsid="0032d792"/>
    </style:style>
    <style:style style:name="T84" style:family="text">
      <style:text-properties officeooo:rsid="0035acf5"/>
    </style:style>
    <style:style style:name="T85" style:family="text">
      <style:text-properties officeooo:rsid="0035e52b"/>
    </style:style>
    <style:style style:name="T86" style:family="text">
      <style:text-properties officeooo:rsid="003b8945"/>
    </style:style>
    <style:style style:name="T87" style:family="text">
      <style:text-properties officeooo:rsid="003beda1"/>
    </style:style>
    <style:style style:name="T88" style:family="text">
      <style:text-properties officeooo:rsid="003cfb2a"/>
    </style:style>
    <style:style style:name="T89" style:family="text">
      <style:text-properties officeooo:rsid="0043e1f8"/>
    </style:style>
    <style:style style:name="T90" style:family="text">
      <style:text-properties style:font-name="Liberation Serif" officeooo:rsid="00460e4f"/>
    </style:style>
    <style:style style:name="T91" style:family="text">
      <style:text-properties officeooo:rsid="00460e4f"/>
    </style:style>
    <style:style style:name="T92" style:family="text">
      <style:text-properties officeooo:rsid="003173a0"/>
    </style:style>
    <style:style style:name="T93" style:family="text">
      <style:text-properties officeooo:rsid="00480e0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USE CASES</text:p>
      <text:p text:style-name="P44">ΠΕΡΙΠΤΩΣΗ ΧΡΗΣΗΣ 1: <text:span text:style-name="T72">Επερξεργασ</text:span><text:span text:style-name="T51">ία συγκεκριμένου δωματίου</text:span><text:span text:style-name="T73"> </text:span><text:span text:style-name="T77">(</text:span><text:span text:style-name="T55">Μετακίνηση Επίπλων</text:span><text:span text:style-name="T56">)</text:span></text:p>
      <text:h text:style-name="P27" text:outline-level="2">ΒΑΣΙΚΗ ΡΟΗ:</text:h>
      <text:list xml:id="list1136081072" text:style-name="L2">
        <text:list-item>
          <text:p text:style-name="P58"><text:span text:style-name="T13">Υπάρχει</text:span><text:span text:style-name="T17"> στην οθόνη η ίδια 2D κάτοψη του δωματίου <text:s/></text:span><text:span text:style-name="T13">και</text:span><text:span text:style-name="T17"> μπορεί ο χρήστης να επεξεργαστεί το δωμάτιο. </text:span><text:span text:style-name="T18">Στο μενού </text:span><text:span text:style-name="T19">θα </text:span><text:span text:style-name="T18">έχει τις λειτουργίες “Προσθήκη επίπλων” , “Clear all”, “Select” , “Save” και με αυτά τα κουμπιά θα αλλάζει την σύσ</text:span><text:span text:style-name="T10">τ</text:span><text:span text:style-name="T18">αση του δωματίου όπως θέλει.</text:span></text:p>
        </text:list-item>
        <text:list-item>
          <text:p text:style-name="P58"><text:span text:style-name="T43">Ο </text:span><text:span text:style-name="T46">χρήστης <text:s/>“πατάει” </text:span><text:span text:style-name="T47">για λί</text:span><text:span text:style-name="T48">γ</text:span><text:span text:style-name="T47">α δευτερόλεπτα </text:span><text:span text:style-name="T45">το έπιπλο όπου θέλει να μετακινήσει </text:span><text:span text:style-name="T46">για να το επιλέξει</text:span></text:p>
        </text:list-item>
        <text:list-item>
          <text:p text:style-name="P57"><text:span text:style-name="T46">Κρατώντας το πατημένο το “σέρνει”</text:span><text:span text:style-name="T45"> </text:span><text:span text:style-name="T44">μέσα στο σχέδιο του δωματίου στο σημείο όπου θέλει</text:span></text:p>
        </text:list-item>
        <text:list-item>
          <text:p text:style-name="P59"><text:span text:style-name="T44">Α</text:span><text:span text:style-name="T1">φήνει το επιπλο στην θέση αυτη και </text:span><text:span text:style-name="T47">πατάει το “τικ” για να τοποθετηθεί το αντικέιμενο σε εκεινη την θέση </text:span><text:span text:style-name="T49">και παράλληλα το σύστημα ελέγχει αν αυτή η θέση είναι διαθέσιμη ανάλογα και με τον τύπο και το ύψος του αντικειμένου.</text:span></text:p>
        </text:list-item>
        <text:list-item>
          <text:p text:style-name="P60"><text:span text:style-name="T50">Δ</text:span><text:span text:style-name="T1">εν κάλυπτε το έπιπλο κάποιο παραθυρο, πόρτα και πρίζα. </text:span><text:span text:style-name="T50">Υ</text:span><text:span text:style-name="T1">πήρχε αρκετός χώρος να τοποθετηθεί </text:span><text:span text:style-name="T50">και δεν υπήρχε κάποιο άλλο έπιπλο σε αυτή την θέση όπου δεν θα μπορούσε να τοποθετηθεί το έπιπλο από πάνω του. Άρα η θέση ήταν διαθέσιμη και το έπιπλο τοποθετήθηκε.</text:span></text:p>
        </text:list-item>
        <text:list-item>
          <text:p text:style-name="P50">Εμφανίζεται ο χώρος με την αναδιαμόρφωση που έγινε</text:p>
        </text:list-item>
        <text:list-item>
          <text:p text:style-name="P49">Ο χρήστης έχει τελειώσει με την επεξεργασία του δωματίου οπότε πατάει “Save”</text:p>
        </text:list-item>
      </text:list>
      <text:h text:style-name="P29" text:outline-level="2"><text:span text:style-name="T72">ΕΝΑΛΛΑΚΤΙΚΗ ΡΟΗ </text:span><text:span text:style-name="T82">1</text:span>: </text:h>
      <text:p text:style-name="P19"><text:span text:style-name="T11">4</text:span><text:span text:style-name="T3">.</text:span><text:span text:style-name="T2">α.1 </text:span><text:span text:style-name="T20"><text:tab/>Ο χρήστης </text:span><text:span text:style-name="T25">προσπαθ</text:span><text:span text:style-name="T37">ησε</text:span><text:span text:style-name="T25"> να </text:span><text:span text:style-name="T41">τοποθετήσει</text:span><text:span text:style-name="T25"> </text:span><text:span text:style-name="T30">το</text:span><text:span text:style-name="T25"> αντικείμενο σε μια “γκριζα ζώνη”. </text:span><text:span text:style-name="T37">Με άλλα λόγια</text:span><text:span text:style-name="T25"> σε ένα σημείο του δωματίου που δεν γίνεται να τοποθετηθεί το επιπλο είτε επειδή υπάρχει μία πόρτα, μια πριζα, είτε είναι μικρός ο χώρος </text:span><text:span text:style-name="T36">και δεν χωράει το έπιπλο </text:span><text:span text:style-name="T30">κλπ. </text:span><text:span text:style-name="T37">Οπότε μετά από τον έλεγχο η θέση κρίθηκε μη-διαθέσιμη </text:span></text:p>
      <text:p text:style-name="P19"><text:span text:style-name="T37">4</text:span><text:span text:style-name="T20">.α.2. </text:span><text:span text:style-name="T25">Η εφαρμογή εμφανίζει ένα μύνημα λάθους ό</text:span><text:span text:style-name="T39">που ενημερώνει τον χρήστη γιατί δεν είναι διαθέσιμη η περιοχή</text:span><text:span text:style-name="T25"> και τοποθετεί το επιπλο αυτόματα στο αμέσως πιο κοντινό διαθέσιμο σημείο.</text:span></text:p>
      <text:p text:style-name="P25"><text:span text:style-name="T37">4</text:span><text:span text:style-name="T25">.</text:span><text:span text:style-name="T20">α.3 Συνεχίζουμε την περιπτωση χρήσης με το βήμα </text:span><text:span text:style-name="T39">5</text:span><text:span text:style-name="T20"> της βασικής ροής</text:span></text:p>
      <text:h text:style-name="P30" text:outline-level="2"><text:span text:style-name="T72">ΕΝΑΛΛΑΚΤΙΚΗ ΡΟΗ </text:span><text:span text:style-name="T86">2</text:span>: </text:h>
      <text:p text:style-name="P22"><text:span text:style-name="T12">2.</text:span><text:span text:style-name="T2">α.1 </text:span><text:span text:style-name="T38">Ο χρήστης “σέρνει “ κρατώντας πατημένο το αντικείμενο έξω από τον χώρο του δωματίου και το αφήνει εκεί</text:span><text:span text:style-name="T20"><text:tab/></text:span><text:span text:style-name="T37"> </text:span></text:p>
      <text:p text:style-name="P26"><text:span text:style-name="T25">2.</text:span><text:span text:style-name="T20">α.2 Δεν αλλάζει τίποτα στην αναδιαμόρφωση του χώρου. Το έπιπλο επιστρέφει αυτόματα στην θέση όπου ήταν </text:span><text:span text:style-name="T39">και ταυτόχρονα (για λίγα δευτερόλεπτα) εμφανίζεται ένα μύνημα λάθους που </text:span><text:soft-page-break/><text:span text:style-name="T39">ενημερώνει τον χρήστη πως προσπαθεί να τοποθετήσει ένα έπιπλο έξω από τα περίχωρα του δωματίου.</text:span></text:p>
      <text:h text:style-name="P31" text:outline-level="2"><text:span text:style-name="T72">ΕΝΑΛΛΑΚΤΙΚΗ ΡΟΗ </text:span><text:span text:style-name="T87">3</text:span>: </text:h>
      <text:p text:style-name="P20"><text:span text:style-name="T8">1</text:span><text:span text:style-name="T3">.</text:span><text:span text:style-name="T2">α.1 </text:span><text:span text:style-name="T20"><text:tab/>Ο χρήστης </text:span><text:span text:style-name="T31">π</text:span><text:span text:style-name="T40">ηγαίνει πάνω αριστερά στην οθόνη και ανοίγει το μενού , από όπου επιλέγει το “select” </text:span><text:span text:style-name="T31"><text:s/></text:span></text:p>
      <text:p text:style-name="P21"><text:span text:style-name="T31">1.</text:span><text:span text:style-name="T25">α.2. </text:span><text:span text:style-name="T31">Επιλέγει το έπιπλο που θέλει να μετακινήσει</text:span></text:p>
      <text:p text:style-name="P21"><text:span text:style-name="T31">1.α.3. </text:span><text:span text:style-name="T25"><text:s/></text:span><text:span text:style-name="T31">Συνεχίζουμε την περιπτωση χρήσης με το βήμα 2 της βασικής ροής</text:span></text:p>
      <text:h text:style-name="P32" text:outline-level="2"><text:span text:style-name="T72">ΕΝΑΛΛΑΚΤΙΚΗ ΡΟΗ </text:span><text:span text:style-name="T88">4</text:span>: </text:h>
      <text:p text:style-name="P21"><text:span text:style-name="T9">2</text:span><text:span text:style-name="T3">.</text:span><text:span text:style-name="T14">β</text:span><text:span text:style-name="T2">.1 </text:span><text:span text:style-name="T20"><text:tab/>Ο </text:span><text:span text:style-name="T32">χρήστης πατάει ένα σημείο του χώρου όπου θέλει να μετακινηθεί το έπιπλο</text:span><text:span text:style-name="T31"> </text:span></text:p>
      <text:p text:style-name="P21"><text:span text:style-name="T32">2</text:span><text:span text:style-name="T31">.</text:span><text:span text:style-name="T41">β</text:span><text:span text:style-name="T25">.2 </text:span><text:span text:style-name="T32">Το επιλεγμένο έπιπλο μεταφέρεται αυτόματα στο σημείο του χώρου</text:span></text:p>
      <text:p text:style-name="P21"><text:span text:style-name="T32">2</text:span><text:span text:style-name="T31">.</text:span><text:span text:style-name="T41">β</text:span><text:span text:style-name="T31">.3. </text:span><text:span text:style-name="T25"><text:s/></text:span><text:span text:style-name="T31">Συνεχίζουμε την περιπτωση χρήσης με το βήμα </text:span><text:span text:style-name="T32">3</text:span><text:span text:style-name="T31"> της βασικής ροής</text:span></text:p>
      <text:h text:style-name="P33" text:outline-level="2"><text:span text:style-name="T72">ΕΝΑΛΛΑΚΤΙΚΗ ΡΟΗ </text:span><text:span text:style-name="T88">5</text:span>: </text:h>
      <text:p text:style-name="P52">3.α.1 Ο χρήστης έχει αφήσει το επιπλό στο σημείο όπου θέλει , αλλά πατάει “rotate 90<text:span text:style-name="T90">º </text:span>” , <text:span text:style-name="T91">για να θέσει το έπιπλο και στην γωνία όπου θέλει</text:span></text:p>
      <text:p text:style-name="P52"><text:span text:style-name="T91">3.α.2 </text:span><text:s/><text:span text:style-name="T82">Συνεχίζουμε την περιπτωση χρήσης με το βήμα </text:span><text:span text:style-name="T92">3</text:span><text:span text:style-name="T82"> της βασικής ροής</text:span></text:p>
      <text:p text:style-name="P1"><text:span text:style-name="T73"/></text:p>
      <text:p text:style-name="P1"><text:span text:style-name="T73">ΠΕΡΙΠΤΩΣΗ ΧΡΗΣΗΣ </text:span><text:span text:style-name="T74">2</text:span><text:span text:style-name="T73">: </text:span><text:span text:style-name="T53">Προσθήκη επιπλων</text:span></text:p>
      <text:h text:style-name="P28" text:outline-level="2">ΒΑΣΙΚΗ ΡΟΗ:</text:h>
      <text:list xml:id="list3073649925" text:style-name="L3">
        <text:list-item>
          <text:p text:style-name="P61"><text:span text:style-name="T23">Ο </text:span><text:span text:style-name="T33">χρήστης </text:span><text:span text:style-name="T34">ψάχνει το έπιπλο που θέλει στα προτεινόμενα έπιπλα που υπάρχουν στο κάτω μέρος της οθόνης.</text:span></text:p>
        </text:list-item>
        <text:list-item>
          <text:p text:style-name="P61"><text:span text:style-name="T34">Ο χρήστης επιλέγει το έπιπλο που ήθελε </text:span><text:span text:style-name="T22">και το </text:span><text:span text:style-name="T32">μετακινεί μέσα στον χώρο</text:span></text:p>
        </text:list-item>
      </text:list>
      <text:h text:style-name="P34" text:outline-level="2"><text:span text:style-name="T72">ΕΝΑΛΛΑΚΤΙΚΗ ΡΟΗ 1</text:span>: </text:h>
      <text:p text:style-name="P12"><text:span text:style-name="T3">1.</text:span><text:span text:style-name="T2">α.1 <text:s/></text:span><text:span text:style-name="T20">Ο χρήστης δεν </text:span><text:span text:style-name="T22">βρίσκει το έπιπλο που θα ήθελε να προσθέσει</text:span></text:p>
      <text:p text:style-name="P4">1.α.2 <text:s/>Ο χρήστης επιλέγει ένα παρόμοιο έπιπλο <text:s/><text:span text:style-name="T83">(και </text:span>Επικοινωνεί με το costumer support ότι υπάρχει έλλειψη σε αυτό το έπιπλο?<text:span text:style-name="T83">)</text:span></text:p>
      <text:h text:style-name="P34" text:outline-level="2"><text:span text:style-name="T72">ΕΝΑΛΛΑΚΤΙΚΗ ΡΟΗ </text:span><text:span text:style-name="T78">2</text:span>: </text:h>
      <text:p text:style-name="P12"><text:span text:style-name="T3">1.</text:span><text:span text:style-name="T4">β</text:span><text:span text:style-name="T2">.1 </text:span><text:span text:style-name="T20"><text:tab/>Ο </text:span><text:span text:style-name="T24">χρήστης επιλέγει πολλά έπιπλα που θέλει να προσθέσει στον χώρο </text:span></text:p>
      <text:p text:style-name="P13"><text:span text:style-name="T23">1.</text:span><text:span text:style-name="T24">β</text:span><text:span text:style-name="T23">.2. </text:span><text:span text:style-name="T24">Μόλις τελειώσει με την επιλογή πατάει ένα κουμπί “</text:span><text:span text:style-name="T35">done</text:span><text:span text:style-name="T24">”</text:span></text:p>
      <text:p text:style-name="P6">1.β.3 Δημιουργείτε ένα iventory με τα αντικείμενα που επέλεξε και τα τοποθετεί ένα – ένα μέσα στο δωμάτιο</text:p>
      <text:h text:style-name="P35" text:outline-level="2"><text:soft-page-break/><text:span text:style-name="T72">ΕΝΑΛΛΑΚΤΙΚΗ ΡΟΗ </text:span><text:span text:style-name="T79">3</text:span>: </text:h>
      <text:p text:style-name="P15"><text:span text:style-name="T3">1.</text:span><text:span text:style-name="T4">γ</text:span><text:span text:style-name="T2">.1 </text:span><text:span text:style-name="T20"><text:tab/>Ο χρήστης </text:span><text:span text:style-name="T24">επιλέγει ένα έπιπλο, αλλά δεν το θέλει στις default διαστάστεις </text:span></text:p>
      <text:p text:style-name="P7">1.γ.2 Επιλέγει την επερξεργασία του επίπλου</text:p>
      <text:p text:style-name="P14"><text:span text:style-name="T20">1.</text:span><text:span text:style-name="T24">γ</text:span><text:span text:style-name="T20">.2. </text:span><text:span text:style-name="T24">Η περίπτωση χρήσης συνεχίζεται στο βήμα 2</text:span></text:p>
      <text:p text:style-name="P6"/>
      <text:p text:style-name="P24">ΠΕΡΙΠΤΩΣΗ ΧΡΗΣΗΣ 3: Αφαίρεση επιπλων</text:p>
      <text:h text:style-name="P36" text:outline-level="2"><text:span text:style-name="T80">ΒΑΣΙΚΗ ΡΟΗ</text:span>: </text:h>
      <text:list xml:id="list837575775" text:style-name="L4">
        <text:list-item>
          <text:p text:style-name="P62"><text:span text:style-name="T21">Ο χρήστης </text:span><text:span text:style-name="T25">επιλέγει ένα κουμπί “clear </text:span><text:span text:style-name="T26">all</text:span><text:span text:style-name="T25">” </text:span><text:span text:style-name="T35">όπου επιλέγονται προς αφαίρεση όλα τα έπιπλα</text:span></text:p>
        </text:list-item>
        <text:list-item>
          <text:p text:style-name="P63"><text:span text:style-name="T20">Εμφανίζεται ένα μύνημα διευκρίνησης , αν ο χρήστης είναι σίγουρος ότι θέλει να αφαιρέσει </text:span><text:span text:style-name="T26">τα επιλεγμένα</text:span><text:span text:style-name="T20"> έπιπλα</text:span></text:p>
        </text:list-item>
        <text:list-item>
          <text:p text:style-name="P51">Ο χρήστης πατάει “ναι”</text:p>
        </text:list-item>
        <text:list-item>
          <text:p text:style-name="P63"><text:span text:style-name="T58">Ε</text:span><text:span text:style-name="T57">μφανίζεται στην οθόνη του χρήστη ένα δωμάτιο </text:span><text:span text:style-name="T59">χωρίς τα έπιπλα</text:span></text:p>
        </text:list-item>
      </text:list>
      <text:h text:style-name="P37" text:outline-level="2"><text:span text:style-name="T72">ΕΝΑΛΛΑΚΤΙΚΗ ΡΟΗ 1</text:span>: <text:s/></text:h>
      <text:p text:style-name="P16"><text:span text:style-name="T3">1.</text:span><text:span text:style-name="T2">α.1 </text:span><text:span text:style-name="T20"><text:tab/>Ο χρήστης </text:span><text:span text:style-name="T26">επιλέγει το κουμπι select <text:s/>και επιλέγει τα αντικείμενα που θέλει να αφαιρέσει (από 1 και πανω)</text:span></text:p>
      <text:p text:style-name="P2"><text:span text:style-name="T75">1.α.2. </text:span><text:span text:style-name="T73">Στην συνέχεια πατάει το κουμπί του κάδου αποριμμάτων </text:span></text:p>
      <text:p text:style-name="P8">1.α.3 Η περίπτωση χρήσης συνεχίζεται στο βήμα 2</text:p>
      <text:h text:style-name="P37" text:outline-level="2"><text:span text:style-name="T72">ΕΝΑΛΛΑΚΤΙΚΗ ΡΟΗ </text:span><text:span text:style-name="T81">2</text:span>: </text:h>
      <text:p text:style-name="P16"><text:span text:style-name="T3">1.</text:span><text:span text:style-name="T6">β</text:span><text:span text:style-name="T2">.1 </text:span><text:span text:style-name="T20"><text:tab/>Ο χρήστης </text:span><text:span text:style-name="T26">επιλέγει </text:span><text:span text:style-name="T27">εικονίδιο του κάδου απορριμάτων , ενώ δεν έχει επιλέ</text:span><text:span text:style-name="T35">ξ</text:span><text:span text:style-name="T27">ει κανένα αντικείμενο για αφαίρεση </text:span></text:p>
      <text:p text:style-name="P2"><text:span text:style-name="T75">1.</text:span><text:span text:style-name="T76">β</text:span><text:span text:style-name="T75">.2. </text:span><text:span text:style-name="T76">Εμφανίζεται στην κύρια οθόνη του χρήστη ένα μύνημα λάθους , ότι δεν έχει επιλέξει κανένα αντικέιμενο για αφαιρεση </text:span></text:p>
      <text:p text:style-name="P9"><text:span text:style-name="T81">1.</text:span><text:span text:style-name="T83">β</text:span><text:span text:style-name="T81">.3 </text:span><text:span text:style-name="T83">Εμφανίζεται το δωμάτιο χωρίς καμία αλλαγή</text:span></text:p>
      <text:h text:style-name="P38" text:outline-level="2"><text:span text:style-name="T72">ΕΝΑΛΛΑΚΤΙΚΗ ΡΟΗ </text:span><text:span text:style-name="T81">3</text:span>: </text:h>
      <text:p text:style-name="P17"><text:span text:style-name="T3">1.</text:span><text:span text:style-name="T6">γ</text:span><text:span text:style-name="T2">.1 </text:span><text:span text:style-name="T20"><text:tab/></text:span><text:span text:style-name="T27">Ο χρήστης επιλέγει ένα αντικείμενο που θέλει να αφαιρέσει και το σέρνει στον κάδο</text:span></text:p>
      <text:p text:style-name="P3"><text:span text:style-name="T75">1.</text:span><text:span text:style-name="T73">γ</text:span><text:span text:style-name="T75">.2. </text:span><text:span text:style-name="T73">Συνεχιζουμε με το βήμα 2 της βασικής ροής</text:span></text:p>
      <text:h text:style-name="P38" text:outline-level="2"><text:span text:style-name="T72">ΕΝΑΛΛΑΚΤΙΚΗ ΡΟΗ </text:span><text:span text:style-name="T81">4</text:span>: </text:h>
      <text:p text:style-name="P17"><text:span text:style-name="T6">3</text:span><text:span text:style-name="T3">.</text:span><text:span text:style-name="T2">α.1 </text:span><text:span text:style-name="T20"><text:tab/>Ο χρήστης δεν </text:span><text:span text:style-name="T27">θέλει να αφαιρέσει όλα τα επιλεγμένα αντικείμενα όποτε επιλέγει “άκυρο”</text:span></text:p>
      <text:p text:style-name="P3"><text:span text:style-name="T73">3</text:span><text:span text:style-name="T75">.α.2. </text:span><text:span text:style-name="T73">Ακυρώνεται η διαδικασία αφαιρεσης επίπλων και το δωμάτιο εμφανίζεται αμεταβλητο.</text:span></text:p>
      <text:p text:style-name="P5"/>
      <text:p text:style-name="P1"><text:soft-page-break/><text:span text:style-name="T53">ΠΕΡΙΠΤΩΣΗ ΧΡΗΣΗΣ 4: </text:span><text:span text:style-name="T52">Επερξεργασία </text:span><text:span text:style-name="T53">επιπλων</text:span></text:p>
      <text:h text:style-name="P42" text:outline-level="2"><text:span text:style-name="T5">ΒΑΣΙΚΗ ΡΟΗ</text:span><text:span text:style-name="T3">: </text:span></text:h>
      <text:list xml:id="list557070525" text:style-name="L5">
        <text:list-item>
          <text:p text:style-name="P64"><text:span text:style-name="T59">Ο </text:span><text:span text:style-name="T57">χρήστης </text:span><text:span text:style-name="T62">πατάει “select” για να επιλέξει</text:span><text:span text:style-name="T57"> ένα αντικείμενο που θέλει να επεξεργαστεί </text:span></text:p>
        </text:list-item>
        <text:list-item>
          <text:p text:style-name="P66">Κάνει κλικ στην επιλογή “edit”</text:p>
        </text:list-item>
        <text:list-item>
          <text:p text:style-name="P67">Μεταφερόμαστε σε μια νέα οθόνη όπου φαίνεται το αντικείμενο προς επερξεργασία και διαφορα πεδία για την επερξεργασία του.</text:p>
        </text:list-item>
        <text:list-item>
          <text:p text:style-name="P64"><text:span text:style-name="T57">Ο χρήστης επεξεργαζεται τα πεδία (υψος, πλάτος ,μήκος ,χρώμα) </text:span><text:span text:style-name="T60">που θέλει </text:span><text:span text:style-name="T57">και φαίνονται αυτόματα οι αλλαγές που κάνει στο επιπλο στην οθόνη</text:span></text:p>
        </text:list-item>
        <text:list-item>
          <text:p text:style-name="P65"><text:span text:style-name="T61">Αφου </text:span><text:span text:style-name="T57">είναι ευχαριστημένος με το αποτέλεσμα επιλέγει “αποθήκευση” </text:span></text:p>
        </text:list-item>
        <text:list-item>
          <text:p text:style-name="P65"><text:span text:style-name="T61">Ε</text:span><text:span text:style-name="T57">πιστρέφεται στον χώρο του δωματίου </text:span><text:span text:style-name="T60">με το επερξεργασμένο έπιπλό</text:span></text:p>
        </text:list-item>
      </text:list>
      <text:h text:style-name="P39" text:outline-level="2"><text:span text:style-name="T72">ΕΝΑΛΛΑΚΤΙΚΗ ΡΟΗ </text:span><text:span text:style-name="T93">1</text:span>: <text:s/></text:h>
      <text:p text:style-name="P18"><text:span text:style-name="T16">5</text:span><text:span text:style-name="T3">.</text:span><text:span text:style-name="T16">α</text:span><text:span text:style-name="T2">.1 </text:span><text:span text:style-name="T20"><text:tab/></text:span><text:span text:style-name="T28">Ο χρήστης </text:span><text:span text:style-name="T29">δεν είναι σίγουρος για τις αλλαγές του οπότε πατάει το πλήκτρο “discard changes”</text:span></text:p>
      <text:p text:style-name="P11"><text:span text:style-name="T93">5</text:span>.<text:span text:style-name="T93">β</text:span>.2 Εμφανίζεται ένα μύνημα επιβεβαίωσης, ό<text:span text:style-name="T93">που απαντάει με ένα “ναι” ή “όχι” , αφου απαντήσει <text:s/>“ναι” επιστρέφεται στην οθόνη επεξεργασίας δωματίου.</text:span></text:p>
      <text:h text:style-name="P41" text:outline-level="2"><text:span text:style-name="T72">ΕΝΑΛΛΑΚΤΙΚΗ ΡΟΗ </text:span><text:span text:style-name="T93">1</text:span>: <text:s/></text:h>
      <text:p text:style-name="P69"><text:span text:style-name="T16">5</text:span><text:span text:style-name="T3">.</text:span><text:span text:style-name="T16">α</text:span><text:span text:style-name="T2">.1 </text:span><text:span text:style-name="T20"><text:tab/></text:span><text:span text:style-name="T28">Ο χρήστης </text:span><text:span text:style-name="T29">δεν είναι σίγουρος για τις αλλαγές του οπότε πατάει το πλήκτρο “discard changes”</text:span></text:p>
      <text:p text:style-name="P54"><text:span text:style-name="T93">5</text:span>.<text:span text:style-name="T93">β</text:span>.2 Εμφανίζεται ένα μύνημα επιβεβαίωσης, ό<text:span text:style-name="T93">που απαντάει με ένα “ναι” ή “όχι” , αφου απαντήσει <text:s/>“όχι” συνεχίζουμε με το βήμα 4 της βασικής ροής</text:span> </text:p>
      <text:p text:style-name="P10"/>
      <text:p text:style-name="P46"><text:span text:style-name="T53">ΠΕΡΙΠΤΩΣΗ ΧΡΗΣΗΣ </text:span><text:span text:style-name="T54">5</text:span><text:span text:style-name="T53">: </text:span><text:span text:style-name="T54">Τυχαία τοποθέτηση επίπλων</text:span></text:p>
      <text:h text:style-name="P43" text:outline-level="2"><text:span text:style-name="T5">ΒΑΣΙΚΗ ΡΟΗ</text:span><text:span text:style-name="T3">: </text:span></text:h>
      <text:list xml:id="list2349189373" text:style-name="L7">
        <text:list-item>
          <text:p text:style-name="P71"><text:span text:style-name="T59">Ο </text:span><text:span text:style-name="T63">χρήστης </text:span><text:span text:style-name="T64">επιλέγει από τα προτεινόμενα έπιπλα , ποια θέλει να τοποθετήσει στον χώρο και πατάει “generate random room”</text:span></text:p>
        </text:list-item>
        <text:list-item>
          <text:p text:style-name="P70"><text:span text:style-name="T57">Το σύστημα εξετάζει τα δεδομένα που σύλλεξε από την διαδικασία της συλλογής προτιμήσεων για να φτιάξει μια διαμορφωση χώρου όπυ θα άρεσε στον χρήστη μας, ενώ παράλληλα ελέγχει που είναι οι διαθέσιμες περιοχές για να τοποθετήσει τα έπιπλα που επέλεξε ο χρήστης.</text:span></text:p>
        </text:list-item>
        <text:list-item>
          <text:p text:style-name="P70"><text:span text:style-name="T57">Εμφανίζεται η “τυχαία” διαμορφωση του δωματίου και ένα μυνημα επιβεβαίωσης για το εάν άρεσε αυτη η διακόσμηση στον χρήστη.</text:span></text:p>
        </text:list-item>
        <text:list-item>
          <text:p text:style-name="P70"><text:span text:style-name="T57">Ο χρήστης πατάει “ναι” , και τώρα μπορεί να αποθηκεύσει το πλάνο του</text:span></text:p>
        </text:list-item>
      </text:list>
      <text:h text:style-name="P40" text:outline-level="2"><text:soft-page-break/><text:span text:style-name="T72">ΕΝΑΛΛΑΚΤΙΚΗ ΡΟΗ </text:span><text:span text:style-name="T91">1</text:span>: <text:s/></text:h>
      <text:p text:style-name="P68"><text:span text:style-name="T7">4</text:span><text:span text:style-name="T3">.</text:span><text:span text:style-name="T15">α</text:span><text:span text:style-name="T2">.1 </text:span><text:span text:style-name="T20"><text:tab/></text:span><text:span text:style-name="T28">Ο χρήστης </text:span><text:span text:style-name="T42">πατάει “όχι” και εμφανίζεται νέο μυνημα για το εάν θέλει να επεξεργαστεί ο ίδιος το δωμάτιο πάνω στην διαμόρφωση που έγινε ή αν θέλει να ξαναγίνει μια νέα τυχαία τοποθέτηση επίπλων</text:span></text:p>
      <text:p text:style-name="P53"><text:span text:style-name="T70">4.</text:span><text:span text:style-name="T69">α</text:span><text:span text:style-name="T70">.2 </text:span><text:span text:style-name="T69"><text:s/>Ο χρήστης επιλέγει την νέα τυχαία τοποθέτηση</text:span></text:p>
      <text:p text:style-name="P56"><text:span text:style-name="T68">4.α.3 <text:s/>Σ</text:span><text:span text:style-name="T71">υνεχιζουμε με το βήμα 2 της βασικής ροής</text:span></text:p>
      <text:h text:style-name="P41" text:outline-level="2"><text:span text:style-name="T72">ΕΝΑΛΛΑΚΤΙΚΗ ΡΟΗ </text:span><text:span text:style-name="T93">2</text:span>: <text:s/></text:h>
      <text:p text:style-name="P69"><text:span text:style-name="T7">4</text:span><text:span text:style-name="T3">.</text:span><text:span text:style-name="T15">α</text:span><text:span text:style-name="T2">.1 </text:span><text:span text:style-name="T20"><text:tab/></text:span><text:span text:style-name="T28">Ο χρήστης </text:span><text:span text:style-name="T42">πατάει “όχι” και εμφανίζεται νέο μυνημα για το εάν θέλει να επεξεργαστεί ο ίδιος το δωμάτιο πάνω στην διαμόρφωση που έγινε ή αν θέλει να ξαναγίνει μια νέα τυχαία τοποθέτηση επίπλων</text:span></text:p>
      <text:p text:style-name="P55"><text:span text:style-name="T70">4.</text:span><text:span text:style-name="T69">α</text:span><text:span text:style-name="T70">.2 </text:span><text:span text:style-name="T69"><text:s/>Ο χρήστης επιλέγει να κάνει ο ίδιος την επεξεργασία.</text:span></text:p>
      <text:h text:style-name="P41" text:outline-level="2"><text:span text:style-name="T72">ΕΝΑΛΛΑΚΤΙΚΗ ΡΟΗ </text:span><text:span text:style-name="T91">1</text:span>: <text:s/></text:h>
      <text:p text:style-name="P69"><text:span text:style-name="T16">1</text:span><text:span text:style-name="T3">.</text:span><text:span text:style-name="T15">α</text:span><text:span text:style-name="T2">.1 </text:span><text:span text:style-name="T20"><text:tab/></text:span><text:span text:style-name="T28">Ο χρήστης </text:span><text:span text:style-name="T67">δεν είναι σίγουρος τι επιπλα να επιλέξει , αλλά πατάει “generate random room”</text:span></text:p>
      <text:p text:style-name="P72"><text:span text:style-name="T57">1.α.2 <text:s/>Το επιλέγει τυχαία κάποια έπιπλα , συμφωνα πάντα με τις προτιμήσεις του χρήστη </text:span></text:p>
      <text:p text:style-name="P72"><text:span text:style-name="T57">1.α.3 </text:span><text:span text:style-name="T65"><text:s/>Σ</text:span><text:span text:style-name="T66">υνεχιζουμε με το βήμα 2 της βασικής ροής</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Light" svg:font-family="'Ubuntu Light'"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5T22:05:54.867899001</meta:creation-date>
    <dc:date>2023-03-28T22:25:17.340666165</dc:date>
    <meta:editing-duration>PT54M11S</meta:editing-duration>
    <meta:editing-cycles>11</meta:editing-cycles>
    <meta:generator>LibreOffice/7.3.7.2$Linux_X86_64 LibreOffice_project/30$Build-2</meta:generator>
    <meta:document-statistic meta:table-count="0" meta:image-count="0" meta:object-count="0" meta:page-count="5" meta:paragraph-count="94" meta:word-count="1241" meta:character-count="7509" meta:non-whitespace-character-count="6313"/>
  </office:meta>
</office:document-meta>
</file>